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063df4"/>
    </style:style>
    <style:style style:name="P2" style:family="paragraph" style:parent-style-name="Standard">
      <style:text-properties officeooo:rsid="00190881" officeooo:paragraph-rsid="00063df4"/>
    </style:style>
    <style:style style:name="P3" style:family="paragraph" style:parent-style-name="Standard">
      <style:text-properties fo:font-weight="bold" officeooo:rsid="000fa9d3" officeooo:paragraph-rsid="00063df4" style:font-weight-asian="bold" style:font-weight-complex="bold"/>
    </style:style>
    <style:style style:name="P4" style:family="paragraph" style:parent-style-name="Standard">
      <style:text-properties fo:font-weight="bold" officeooo:rsid="001b0b5f" officeooo:paragraph-rsid="00063df4" style:font-weight-asian="bold" style:font-weight-complex="bold"/>
    </style:style>
    <style:style style:name="P5" style:family="paragraph" style:parent-style-name="Standard">
      <style:text-properties officeooo:rsid="0016c84f" officeooo:paragraph-rsid="00063df4"/>
    </style:style>
    <style:style style:name="P6" style:family="paragraph" style:parent-style-name="Standard">
      <style:text-properties officeooo:rsid="0014c69d" officeooo:paragraph-rsid="00063df4"/>
    </style:style>
    <style:style style:name="P7" style:family="paragraph" style:parent-style-name="Standard">
      <style:text-properties officeooo:paragraph-rsid="00063df4"/>
    </style:style>
    <style:style style:name="T1" style:family="text">
      <style:text-properties officeooo:rsid="0014c69d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officeooo:rsid="001b319a"/>
    </style:style>
    <style:style style:name="T4" style:family="text">
      <style:text-properties officeooo:rsid="000fa9d3"/>
    </style:style>
    <style:style style:name="T5" style:family="text">
      <style:text-properties officeooo:rsid="00063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with Batch Normalisation</text:p>
      <text:p text:style-name="P1">Feature scaling: <text:span text:style-name="T3">Standard </text:span>Scaler. Feature scaling performed on the features <text:span text:style-name="T3">and labels </text:span>of the training dataset and the same <text:span text:style-name="T3">i</text:span>s used to scale the testing dataset</text:p>
      <text:p text:style-name="P1">ReLU activation function in all layers,<text:span text:style-name="T5">softsign in the last layer</text:span></text:p>
      <text:p text:style-name="P2">Validation loss after <text:span text:style-name="T4">400 epochs: </text:span></text:p>
      <text:p text:style-name="P3">Learning rate=theoretical LR</text:p>
      <text:p text:style-name="P4">Same random weights initialized for constant and adaptive learning rate schemes</text:p>
      <text:p text:style-name="P5">Adam optimizer </text:p>
      <text:p text:style-name="P6">Initial values of K1-K_max and K2=K_max**2</text:p>
      <text:p text:style-name="P6">beta_1=0.9,beta_2=0.999,epsilon=1e-8</text:p>
      <text:p text:style-name="P7"><text:span text:style-name="T1">Approxiamation used: </text:span><text:span text:style-name="T2"># Approximating max||delta(L)^2|| to be (max||delta(L)||)^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1:08:39.504562587</meta:creation-date>
    <dc:date>2019-11-16T01:09:23.562959890</dc:date>
    <meta:editing-duration>PT44S</meta:editing-duration>
    <meta:editing-cycles>1</meta:editing-cycles>
    <meta:document-statistic meta:table-count="0" meta:image-count="0" meta:object-count="0" meta:page-count="1" meta:paragraph-count="10" meta:word-count="77" meta:character-count="583" meta:non-whitespace-character-count="514"/>
    <meta:generator>LibreOffice/5.1.6.2$Linux_X86_64 LibreOffice_project/10m0$Build-2</meta:generator>
  </office:meta>
</office:document-meta>
</file>